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Courier New" svg:font-family="'Courier New'" style:font-family-generic="modern"/>
    <style:font-face style:name="MingLiU" svg:font-family="MingLiU" style:font-family-generic="modern"/>
    <style:font-face style:name="Andale Sans UI1" svg:font-family="'Andale Sans UI', 'Arial Unicode MS'" style:font-pitch="variable"/>
    <style:font-face style:name="Mincho" svg:font-family="Mincho, msmincho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WW-Default">
      <style:text-properties style:use-window-font-color="true" fo:font-size="12pt" fo:language="en" fo:country="US" style:font-name-asian="Andale Sans UI1" style:font-size-asian="12pt" style:language-asian="zxx" style:country-asian="none" style:font-name-complex="Arial" style:font-size-complex="12pt" style:language-complex="zxx" style:country-complex="none"/>
    </style:style>
    <style:style style:name="P2" style:family="paragraph" style:parent-style-name="WW-Default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3" style:family="paragraph" style:parent-style-name="Plain_20_Text">
      <style:paragraph-properties fo:text-align="start" style:justify-single-word="false" fo:orphans="0" fo:widows="0" fo:hyphenation-ladder-count="no-limit" style:writing-mode="lr-tb"/>
      <style:text-properties style:use-window-font-color="true" style:font-name="Arial" fo:font-size="12pt" fo:language="en" fo:country="US" style:font-name-asian="Andale Sans UI1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style>
    <style:style style:name="P4" style:family="paragraph" style:parent-style-name="Preformatted_20_Text">
      <style:paragraph-properties fo:margin-top="0in" fo:margin-bottom="0in"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5" style:family="paragraph" style:parent-style-name="Plain_20_Text">
      <style:text-properties style:use-window-font-color="true" style:font-name="Arial" fo:font-size="12pt" fo:language="en" fo:country="US" style:font-name-asian="Andale Sans UI1" style:font-size-asian="12pt" style:language-asian="zxx" style:country-asian="none" style:font-name-complex="Arial" style:font-size-complex="12pt" style:language-complex="zxx" style:country-complex="none"/>
    </style:style>
    <style:style style:name="P6" style:family="paragraph" style:parent-style-name="Heading_20_2">
      <style:paragraph-properties fo:margin-top="0.1665in" fo:margin-bottom="0.0417in" fo:keep-with-next="always">
        <style:tab-stops>
          <style:tab-stop style:position="0in"/>
        </style:tab-stops>
      </style:paragraph-properties>
    </style:style>
    <style:style style:name="P7" style:family="paragraph" style:parent-style-name="WW-Default" style:master-page-name="Standard">
      <style:paragraph-properties style:page-number="auto"/>
    </style:style>
    <style:style style:name="P8" style:family="paragraph" style:parent-style-name="WW-Default">
      <style:paragraph-properties fo:text-align="start" style:justify-single-word="false" fo:orphans="0" fo:widows="0" fo:hyphenation-ladder-count="no-limit" style:writing-mode="lr-tb"/>
      <style:text-properties style:use-window-font-color="true" fo:font-size="12pt" fo:language="en" fo:country="US" style:font-name-asian="MingLiU" style:font-size-asian="12pt" style:language-asian="zh" style:country-asian="TW" style:font-name-complex="Times New Roman" style:font-size-complex="12pt" style:language-complex="ar" style:country-complex="SA" fo:hyphenate="false" fo:hyphenation-remain-char-count="2" fo:hyphenation-push-char-count="2"/>
    </style:style>
    <style:style style:name="P9" style:family="paragraph" style:parent-style-name="WW-Default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2pt" fo:language="en" fo:country="US" style:font-name-asian="MingLiU" style:font-size-asian="12pt" style:language-asian="zh" style:country-asian="TW" style:font-name-complex="Arial" style:font-size-complex="12pt" style:language-complex="ar" style:country-complex="SA"/>
    </style:style>
    <style:style style:name="T3" style:family="text">
      <style:text-properties style:use-window-font-color="true" fo:font-size="12pt" fo:language="en" fo:country="US" style:font-name-asian="MingLiU" style:font-size-asian="12pt" style:language-asian="zh" style:country-asian="TW" style:font-name-complex="Times New Roman" style:font-size-complex="12pt" style:language-complex="ar" style:country-complex="SA"/>
    </style:style>
    <style:style style:name="T4" style:family="text">
      <style:text-properties style:use-window-font-color="true" fo:font-size="12pt" fo:language="en" fo:country="US" fo:font-weight="normal" style:font-name-asian="MingLiU" style:font-size-asian="12pt" style:language-asian="zh" style:country-asian="TW" style:font-weight-asian="normal" style:font-name-complex="Arial" style:font-size-complex="12pt" style:language-complex="ar" style:country-complex="SA" style:font-weight-complex="normal"/>
    </style:style>
    <style:style style:name="T5" style:family="text">
      <style:text-properties style:use-window-font-color="true" fo:font-size="16pt" fo:language="en" fo:country="US" style:font-name-asian="MingLiU" style:font-size-asian="16pt" style:language-asian="zh" style:country-asian="TW" style:font-name-complex="Arial" style:font-size-complex="16pt" style:language-complex="ar" style:country-complex="SA"/>
    </style:style>
    <style:style style:name="T6" style:family="text">
      <style:text-properties style:use-window-font-color="true" fo:font-size="8pt" fo:language="en" fo:country="US" style:font-name-asian="MingLiU" style:font-size-asian="8pt" style:language-asian="zh" style:country-asian="TW" style:font-name-complex="Times New Roman" style:font-size-complex="8pt" style:language-complex="ar" style:country-complex="SA"/>
    </style:style>
    <style:style style:name="T7" style:family="text">
      <style:text-properties style:use-window-font-color="true" fo:font-size="8pt" fo:language="en" fo:country="US" fo:font-style="italic" fo:font-weight="normal" style:font-name-asian="MingLiU" style:font-size-asian="8pt" style:language-asian="zh" style:country-asian="TW" style:font-style-asian="italic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T8" style:family="text">
      <style:text-properties style:use-window-font-color="true" style:font-name="Arial" fo:font-size="12pt" fo:language="en" fo:country="US" style:font-name-asian="Andale Sans UI1" style:font-size-asian="12pt" style:language-asian="zxx" style:country-asian="none" style:font-name-complex="Arial" style:font-size-complex="12pt" style:language-complex="zxx" style:country-complex="none"/>
    </style:style>
    <style:style style:name="T9" style:family="text">
      <style:text-properties style:use-window-font-color="true" style:font-name="Arial" fo:font-size="8pt" fo:language="en" fo:country="US" fo:font-style="italic" fo:font-weight="normal" style:font-name-asian="Andale Sans UI1" style:font-size-asian="8pt" style:language-asian="zxx" style:country-asian="none" style:font-style-asian="italic" style:font-weight-asian="normal" style:font-name-complex="Arial" style:font-size-complex="8pt" style:language-complex="zxx" style:country-complex="none" style:font-style-complex="italic" style:font-weight-complex="normal"/>
    </style:style>
    <style:style style:name="T10" style:family="text">
      <style:text-properties style:use-window-font-color="true" style:font-name="Arial" fo:font-size="8pt" fo:language="en" fo:country="US" fo:font-style="italic" style:font-name-asian="Andale Sans UI1" style:font-size-asian="8pt" style:language-asian="zxx" style:country-asian="none" style:font-style-asian="italic" style:font-name-complex="Arial" style:font-size-complex="8pt" style:language-complex="zxx" style:country-complex="none" style:font-style-complex="italic"/>
    </style:style>
    <style:style style:name="T11" style:family="text">
      <style:text-properties style:use-window-font-color="true" style:font-name="Arial" fo:font-size="8pt" fo:language="en" fo:country="US" style:font-name-asian="Andale Sans UI1" style:font-size-asian="8pt" style:language-asian="zxx" style:country-asian="none" style:font-name-complex="Arial" style:font-size-complex="8pt" style:language-complex="zxx" style:country-complex="none"/>
    </style:style>
    <style:style style:name="T12" style:family="text">
      <style:text-properties fo:font-size="12pt" fo:language="en" fo:country="US" style:font-name-asian="MingLiU" style:font-size-asian="12pt" style:language-asian="zh" style:country-asian="TW" style:font-name-complex="Times New Roman" style:font-size-complex="12pt" style:language-complex="ar" style:country-complex="SA"/>
    </style:style>
    <style:style style:name="T13" style:family="text">
      <style:text-properties style:font-name="Arial" fo:font-size="12pt" fo:language="en" fo:country="US" style:font-name-asian="Andale Sans UI1" style:font-size-asian="12pt" style:language-asian="zxx" style:country-asian="none" style:font-name-complex="Arial" style:font-size-complex="12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Heading_20_1_20_Char"><text:span text:style-name="T1">Denmark, Data Sources</text:span></text:span><text:span text:style-name="T2"> <text:s text:c="13"/><text:tab/><text:tab/> <text:s text:c="12"/></text:span><text:span text:style-name="T5"><text:s text:c="4"/></text:span><text:span text:style-name="T4">Last modified: <text:s/>9-Mar-2016</text:span></text:p>
      <text:p text:style-name="P5"/>
      <text:h text:style-name="P6" text:outline-level="2">Population Estimates</text:h>
      <text:p text:style-name="Standard"/>
      <text:p text:style-name="P2"><text:span text:style-name="T3">2001 - 2015: <text:s/>Danmarks Statistik.</text:span><text:a xlink:type="simple" xlink:href="http://www.statistikbanken.dk/"><text:span text:style-name="Internet_20_link"><text:span text:style-name="T12"> http://www.statistikbanken.dk</text:span></text:span></text:a><text:span text:style-name="T3">. </text:span><text:span text:style-name="T6">(RefCode 37, 42, 1997, 1998, 2000, 51 &amp; 55)</text:span></text:p>
      <text:p text:style-name="WW-Default"/>
      <text:p text:style-name="WW-Default">1993 - 2000: <text:s/>Danmarks Statistik. <text:s/>Befolkningens bevægelser.</text:p>
      <text:p text:style-name="WW-Default"/>
      <text:p text:style-name="WW-Default">1906-1991: <text:s/>Danmarks Statistik. </text:p>
      <text:p text:style-name="P5"/>
      <text:h text:style-name="P6" text:outline-level="2">Census</text:h>
      <text:p text:style-name="WW-Default"/>
      <text:p text:style-name="P4"><text:span text:style-name="T8">1880, 1890, 1900, 1910, 1920, 1930, 1940: <text:s/>Danmarks Statistik. <text:s/>Census counts from various publications. <text:s/></text:span><text:span text:style-name="T9">(RefCode 13)</text:span></text:p>
      <text:p text:style-name="P5"/>
      <text:p text:style-name="P4"><text:span text:style-name="T8">1801-1840, 1845, 1850, 1855, 1860, 1870: <text:s/>Danmarks Statistik. <text:s/>Befolkningsforholdene i Danmark. I det 19. aarhundrede. Statistisk Tabelvaerk. Femte raekke. Litra A Nr 5. </text:span><text:span text:style-name="T11">(RefCode1801)</text:span></text:p>
      <text:p text:style-name="P5"/>
      <text:p text:style-name="Plain_20_Text"><text:span text:style-name="T8">1801, 1834, 1840, 1845, 1850, 1855, 1860, 1870, 1911, 1921, 1930: <text:s/>Derived from various statistical publications of Danmarks Statistik. Data have been compiled and computerized by Kirill Andreev. <text:s/>Copies of original publications of census population (years) are available in InArchive. </text:span><text:span text:style-name="T11"><text:s/>(RefCode13)</text:span></text:p>
      <text:p text:style-name="P5"/>
      <text:h text:style-name="P6" text:outline-level="2">Births</text:h>
      <text:p text:style-name="P3"/>
      <text:p text:style-name="Plain_20_Text"><text:span text:style-name="T8">2001-2014: <text:s/>Danmarks Statistik. <text:s/>(</text:span><text:a xlink:type="simple" xlink:href="http://www.statistikbanken.dk/"><text:span text:style-name="Internet_20_link"><text:span text:style-name="T13">http://www.statistikbanken.dk</text:span></text:span></text:a><text:span text:style-name="T8">). <text:s/></text:span><text:span text:style-name="T9">(RefCode 37, 42, 1996, 52, &amp; 57)</text:span></text:p>
      <text:p text:style-name="P5"/>
      <text:p text:style-name="P5">1994-2000: <text:s/>Danmarks Statistik. <text:s/>Befolkningens bevægelser.</text:p>
      <text:p text:style-name="P3"/>
      <text:p text:style-name="P5">1835-1993: <text:s/>Compiled by Kirill Andreev from various statistical publications of Danmarks Statistik.</text:p>
      <text:p text:style-name="P5"/>
      <text:h text:style-name="P6" text:outline-level="2">Deaths</text:h>
      <text:p text:style-name="P8"/>
      <text:p text:style-name="P2"><text:span text:style-name="T3">2009 <text:s/>- 2014: <text:s/>Data received by email from Dorthe Larsen of Statistics Denmark. <text:s/></text:span><text:span text:style-name="T7">(RefCode 50 &amp; 56)</text:span></text:p>
      <text:p text:style-name="P8"/>
      <text:p text:style-name="P2"><text:span text:style-name="T3">2006 - 2008: <text:s/>Danmarks Statistik </text:span><text:a xlink:type="simple" xlink:href="http://www.statistikbanken.dk/"><text:span text:style-name="Internet_20_link"><text:span text:style-name="T12">http://www.statistikbanken.dk</text:span></text:span></text:a><text:span text:style-name="T3">. </text:span><text:span text:style-name="T7">(RefCode 41, 1997, 1998, 2000)</text:span></text:p>
      <text:p text:style-name="WW-Default"/>
      <text:p text:style-name="WW-Default">2005: <text:s/>Danmarks Statistik.</text:p>
      <text:p text:style-name="WW-Default"/>
      <text:p text:style-name="Plain_20_Text"><text:span text:style-name="T8">2004: <text:s/>Data have been received directly from Danmarks Statistik. <text:s/></text:span><text:span text:style-name="T10">(RefCode 40)</text:span></text:p>
      <text:p text:style-name="P5"/>
      <text:p text:style-name="P5">2003: <text:s/>Danmarks Statistik. <text:s/>Befolkningens bevægelser.</text:p>
      <text:p text:style-name="P5"/>
      <text:p text:style-name="Plain_20_Text"><text:span text:style-name="T8">2001-2002: <text:s/>Danmarks Statistik. Befolkningens bevægelser 2003. <text:s/></text:span><text:span text:style-name="T10">(RefCode 38)</text:span></text:p>
      <text:p text:style-name="P5"/>
      <text:p text:style-name="P5">1970-2000: <text:s/>Danmarks Statistik. <text:s/>Befolkningens bevægelser.</text:p>
      <text:p text:style-name="P5"><text:soft-page-break/></text:p>
      <text:p text:style-name="P5">1956-1969: <text:s/>Danmarks Statistik. (1973). Statistisk tabelværk. Vielser, fødsler or dødsfald. (Table works. Marriages, Births and Deaths.)</text:p>
      <text:p text:style-name="P5"/>
      <text:p text:style-name="P5">1941-1955: <text:s/>Danmarks Statistik. <text:s/>(1962). Statistisk tabelværk. Vielser, fødsler or dødsfald. (Table works. Marriages, Births and Deaths.) I.</text:p>
      <text:p text:style-name="P5"/>
      <text:p text:style-name="P5">1931-1940: <text:s/>Danmarks Statistik. <text:s/>Statistisk tabelværk. Vielser, fødsler or dødsfald. <text:s/>(Table works. Marriages, Births and Deaths.) IV A, 22.</text:p>
      <text:p text:style-name="P5"/>
      <text:p text:style-name="P5">1926-1930: <text:s/>Danmarks Statistik. <text:s/>Statistisk tabelværk. Vielser, fødsler or dødsfald. <text:s/>(Table works. Marriages, Births and Deaths.) IV A, 19.</text:p>
      <text:p text:style-name="P5"/>
      <text:p text:style-name="P5">1921-1925: <text:s/>Danmarks Statistik. <text:s/>Statistisk tabelværk. Vielser, fødsler or dødsfald. <text:s/>(Table works. Marriages, Births and Deaths.) IV A, 17.</text:p>
      <text:p text:style-name="P5"/>
      <text:p text:style-name="P5">1916-1920: <text:s/>Danmarks Statistik. <text:s/>Statistisk Tabelværk. Femte Række, Litra A Nr. 15 Ægteskaber, fødte og døde i aarene. (Table works. Marriages, Births and Deaths.) IV A, 15.</text:p>
      <text:p text:style-name="P5"/>
      <text:p text:style-name="P5">1911-1915: <text:s/>Danmarks Statistik. <text:s/>Statistisk tabelværk. Vielser, fødsler or dødsfald. <text:s/>(Table works. Marriages, Births and Deaths.) IV A, 13.</text:p>
      <text:p text:style-name="P5"/>
      <text:p text:style-name="P5">1906-1910: <text:s/>Danmarks Statistik. <text:s/>Statistisk tabelværk. Vielser, fødsler or dødsfald. <text:s/>(Table works. Marriages, Births and Deaths.) IV A, 8.</text:p>
      <text:p text:style-name="P5"/>
      <text:p text:style-name="P5">1901-1905: <text:s/>Danmarks Statistik. <text:s/>Statistisk tabelværk. Vielser, fødsler or dødsfald. <text:s/>(Table works. Marriages, Births and Deaths.) V A, 6.</text:p>
      <text:p text:style-name="P5"/>
      <text:p text:style-name="P5">1895-1900: <text:s/>Danmarks Statistik. <text:s/>Statistisk tabelværk. Vielser, fødsler or dødsfald. <text:s/>(Table works. Marriages, Births and Deaths.) V A, 2.</text:p>
      <text:p text:style-name="P5"/>
      <text:p text:style-name="P5">1890-1894: <text:s/>Danmarks Statistik. <text:s/>Statistisk tabelværk. Vielser, fødsler or dødsfald. <text:s/>(Table works. Marriages, Births and Deaths.) IV A, 9.</text:p>
      <text:p text:style-name="P5"/>
      <text:p text:style-name="P5">1885-1889: <text:s/>Danmarks Statistik. <text:s/>Statistisk tabelværk. Vielser, fødsler or dødsfald. <text:s/>(Table works. Marriages, Births and Deaths.) IV A, 7.</text:p>
      <text:p text:style-name="P5"/>
      <text:p text:style-name="P5">1880-1884: <text:s/>Danmarks Statistik. <text:s/>Statistisk tabelværk. Vielser, fødsler or dødsfald. <text:s/>(Table works. Marriages, Births and Deaths.) IV A, 5.</text:p>
      <text:p text:style-name="P5"/>
      <text:p text:style-name="P5">1875-1879: <text:s/>Danmarks Statistik. <text:s/>Statistisk tabelværk. Vielser, fødsler or dødsfald. <text:s/>(Table works. Marriages, Births and Deaths.) IV A, 2.</text:p>
      <text:p text:style-name="P5"/>
      <text:p text:style-name="P5">1870-1874: <text:s/>Danmarks Statistik. <text:s/>Statistisk tabelværk. Vielser, fødsler or dødsfald. <text:s/>(Table works. Marriages, Births and Deaths.) <text:s/>IV A, 1.</text:p>
      <text:p text:style-name="P5"/>
      <text:p text:style-name="P5">1865-1869: <text:s/>Danmarks Statistik. <text:s/>Statistisk tabelværk. Vielser, fødsler or dødsfald. <text:s/>(Table works. Marriages, Births and Deaths.) III, 25.</text:p>
      <text:p text:style-name="P5"/>
      <text:p text:style-name="P5">1860-1864: <text:s/>Danmarks Statistik. <text:s/>Statistisk tabelværk. Vielser, fødsler or dødsfald. <text:s/>(Table works. Marriages, Births and Deaths.) <text:s/>III, 12.</text:p>
      <text:p text:style-name="P5"/>
      <text:p text:style-name="P5">1855-1859: <text:s/>Danmarks Statistik. <text:s/>Statistisk tabelværk. Vielser, fødsler or dødsfald. <text:s/>(Table <text:soft-page-break/>works. Marriages, Births and Deaths.) <text:s/>III, 2.</text:p>
      <text:p text:style-name="P5"/>
      <text:p text:style-name="P5">1850-1854: <text:s/>Danmarks Statistik. <text:s/>Statistisk tabelværk. Vielser, fødsler or dødsfald. <text:s/>(Table works. Marriages, Births and Deaths.) II, 17, 1.del.</text:p>
      <text:p text:style-name="P5"/>
      <text:p text:style-name="P5">1845-1849: <text:s/>Danmarks Statistik. <text:s/>Statistisk tabelværk. Vielser, fødsler or dødsfald. <text:s/>(Table works. Marriages, Births and Deaths.) <text:s/>II, 1</text:p>
      <text:p text:style-name="Plain_20_Text"/>
      <text:p text:style-name="WW-Default">1840-1844: <text:s/>Danmarks Statistik. <text:s/>Statistisk tabelværk. Vielser, fødsler or dødsfald.</text:p>
      <text:p text:style-name="WW-Default">(Table works. Marriages, Births and Deaths.) I, 10.</text:p>
      <text:p text:style-name="P1"/>
      <text:p text:style-name="WW-Default">1834-1839: <text:s/>Danmarks Statistik. (1919). Statistisk tabelværk. Vielser, fødsler or</text:p>
      <text:p text:style-name="P1">dødsfald. (Table works. Marriages, Births and Deaths.) <text:s/>I, 6.</text:p>
      <text:p text:style-name="P5"/>
      <text:h text:style-name="P6" text:outline-level="2">Territorial Adjustment Factors</text:h>
      <text:p text:style-name="WW-Default"/>
      <text:p text:style-name="P5">Birth adjustment factors (Rb) were computed directly from series of births for Denmark and South Jutland.</text:p>
      <text:p text:style-name="P5"/>
      <text:p text:style-name="Plain_20_Text"><text:span text:style-name="T8">1921: <text:s/>Population adjustment factors (Vx) factors were computed based on 1921 census data. South Jutland was enumerated as a stand alone area in this census. </text:span><text:span text:style-name="T10">(Refcode1922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/>
    <style:font-face style:name="Courier New" svg:font-family="'Courier New'" style:font-family-generic="modern"/>
    <style:font-face style:name="MingLiU" svg:font-family="MingLiU" style:font-family-generic="modern"/>
    <style:font-face style:name="Andale Sans UI1" svg:font-family="'Andale Sans UI', 'Arial Unicode MS'" style:font-pitch="variable"/>
    <style:font-face style:name="Mincho" svg:font-family="Mincho, msmincho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ndale Sans UI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horndale" fo:font-size="12pt" fo:language="en" fo:country="US" style:font-name-asian="Andale Sans UI1" style:font-size-asian="12pt" style:language-asian="zxx" style:country-asian="none" style:font-name-complex="Andale Sans UI1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WW-Default" style:next-style-name="Text_20_body" style:class="text">
      <style:paragraph-properties fo:margin-top="0.1665in" fo:margin-bottom="0.0835in" fo:keep-with-next="always"/>
      <style:text-properties style:font-name="Albany" fo:font-size="14pt" style:font-name-asian="Mincho" style:font-size-asian="14pt" style:font-name-complex="Andale Sans UI1" style:font-size-complex="14pt"/>
    </style:style>
    <style:style style:name="Text_20_body" style:display-name="Text body" style:family="paragraph" style:parent-style-name="WW-Default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WW-Default" style:family="paragraph">
      <style:paragraph-properties fo:text-align="start" style:justify-single-word="false" fo:orphans="0" fo:widows="0" fo:hyphenation-ladder-count="no-limit" style:writing-mode="lr-tb"/>
      <style:text-properties style:use-window-font-color="true" style:font-name="Arial" fo:font-size="12pt" fo:language="en" fo:country="US" style:font-name-asian="MingLiU" style:font-size-asian="12pt" style:language-asian="zh" style:country-asian="TW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WW-Default" style:next-style-name="WW-Default" style:default-outline-level="1" style:class="text">
      <style:paragraph-properties fo:margin="100%" fo:margin-left="0in" fo:margin-right="0in" fo:margin-top="0.1665in" fo:margin-bottom="0.0417in" fo:text-indent="0in" style:auto-text-indent="false" fo:keep-with-next="always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WW-Default" style:next-style-name="WW-Default" style:default-outline-level="2" style:class="text">
      <style:paragraph-properties fo:margin="100%" fo:margin-left="0in" fo:margin-right="0in" fo:margin-top="0.1665in" fo:margin-bottom="0.0417in" fo:text-indent="0in" style:auto-text-indent="false" fo:keep-with-next="always"/>
      <style:text-properties fo:text-transform="uppercase" style:text-underline-style="solid" style:text-underline-width="auto" style:text-underline-color="font-color" fo:font-weight="bold" style:font-weight-asian="bold" style:font-name-complex="Arial" style:font-size-complex="12pt" style:font-style-complex="italic" style:font-weight-complex="bold"/>
    </style:style>
    <style:style style:name="Preformatted_20_Text" style:display-name="Preformatted Text" style:family="paragraph" style:parent-style-name="WW-Default" style:class="html">
      <style:paragraph-properties fo:margin-top="0in" fo:margin-bottom="0in"/>
      <style:text-properties style:font-name="Thorndale" fo:font-size="10pt" style:font-size-asian="10pt"/>
    </style:style>
    <style:style style:name="Style_20_Heading_20_1_20__2b_" style:display-name="Style Heading 1 +" style:family="paragraph" style:parent-style-name="Heading_20_1" style:default-outline-level="" style:list-style-name="">
      <style:paragraph-properties fo:margin="100%" fo:margin-left="0in" fo:margin-right="0in" fo:margin-top="0in" fo:margin-bottom="0in" fo:text-indent="0in" style:auto-text-indent="false"/>
      <style:text-properties style:letter-kerning="true"/>
    </style:style>
    <style:style style:name="HTML_20_Preformatted" style:display-name="HTML Preformatted" style:family="paragraph" style:parent-style-name="WW-Default">
      <style:paragraph-properties fo:orphans="2" fo:widows="2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language-asian="zh" style:country-asian="TW" style:font-name-complex="Courier New" fo:hyphenate="tru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Default_20_Paragraph_20_Font" style:display-name="Default Paragraph Font" style:family="text"/>
    <style:style style:name="WW-Absatz-Standardschriftart111111111111111111" style:family="text"/>
    <style:style style:name="WW-Absatz-Standardschriftart1111111111111111111" style:family="text"/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Heading_20_1_20_Char" style:display-name="Heading 1 Char" style:family="text" style:parent-style-name="Default_20_Paragraph_20_Font">
      <style:text-properties style:font-name="Arial" fo:font-size="16pt" fo:language="en" fo:country="US" fo:font-weight="bold" style:letter-kerning="true" style:font-name-asian="SimSun" style:font-size-asian="16pt" style:language-asian="zh" style:country-asian="CN" style:font-weight-asian="bold" style:font-name-complex="Arial" style:font-size-complex="16pt" style:language-complex="ar" style:country-complex="SA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902in" fo:margin-right="0.7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Belgium, Data Sources         Last modified: 11-Oct-2005</dc:title>
    <meta:initial-creator>lyang</meta:initial-creator>
    <meta:creation-date>2007-03-23T10:51:00</meta:creation-date>
    <dc:creator>lisa yang</dc:creator>
    <dc:date>2016-03-09T16:16:42</dc:date>
    <meta:print-date>2113-01-01T00:00:00</meta:print-date>
    <meta:editing-cycles>6</meta:editing-cycles>
    <meta:editing-duration>PT7H10M39S</meta:editing-duration>
    <meta:document-statistic meta:table-count="0" meta:image-count="0" meta:object-count="0" meta:page-count="3" meta:paragraph-count="48" meta:word-count="646" meta:character-count="5059" meta:non-whitespace-character-count="4331"/>
    <meta:user-defined meta:name="Info 1"/>
    <meta:user-defined meta:name="Info 2"/>
    <meta:user-defined meta:name="Info 3"/>
    <meta:user-defined meta:name="Info 4"/>
  </office:meta>
</office:document-meta>
</file>